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Ubuntu Medium" svg:font-family="'Ubuntu Medium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d8521" officeooo:paragraph-rsid="000d8521"/>
    </style:style>
    <style:style style:name="P2" style:family="paragraph" style:parent-style-name="Standard">
      <style:text-properties style:font-name="Courier 10 Pitch" officeooo:rsid="000d8521" officeooo:paragraph-rsid="000d8521"/>
    </style:style>
    <style:style style:name="P3" style:family="paragraph" style:parent-style-name="Standard">
      <style:paragraph-properties fo:text-align="center" style:justify-single-word="false"/>
      <style:text-properties style:font-name="Courier 10 Pitch" fo:font-size="48pt" fo:font-weight="normal" officeooo:rsid="000d8521" officeooo:paragraph-rsid="000d8521" style:font-size-asian="42pt" style:font-weight-asian="normal" style:font-size-complex="48pt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3">DDL</text:p>
      <text:p text:style-name="P1"/>
      <text:p text:style-name="P1"/>
      <text:p text:style-name="P2">-- MOTOR DE BASE DE DATOS UTILIZADO: MySQL</text:p>
      <text:p text:style-name="P2"/>
      <text:p text:style-name="P2"/>
      <text:p text:style-name="P2">DROP SCHEMA IF EXISTS connect4BD;</text:p>
      <text:p text:style-name="P2">CREATE SCHEMA connect4BD;</text:p>
      <text:p text:style-name="P2">USE connect4BD;</text:p>
      <text:p text:style-name="P2"/>
      <text:p text:style-name="P2">--</text:p>
      <text:p text:style-name="P2">-- TABLA DE USUARIOS</text:p>
      <text:p text:style-name="P2">--</text:p>
      <text:p text:style-name="P2">CREATE TABLE Usuario</text:p>
      <text:p text:style-name="P2">(dni varchar(8) primary key, </text:p>
      <text:p text:style-name="P2">nombre varchar(30) not null,</text:p>
      <text:p text:style-name="P2">apellido varchar(30) not null);</text:p>
      <text:p text:style-name="P2"/>
      <text:p text:style-name="P2">--</text:p>
      <text:p text:style-name="P2">-- TABLA DE PARTIDAS</text:p>
      <text:p text:style-name="P2">--</text:p>
      <text:p text:style-name="P2">CREATE TABLE Partida</text:p>
      <text:p text:style-name="P2">(codigo_partida integer not null primary key auto_increment, </text:p>
      <text:p text:style-name="P2">maxFilas integer not null, </text:p>
      <text:p text:style-name="P2">maxColumnas integer not null,</text:p>
      <text:p text:style-name="P2">fecha_hora_inicio datetime not null, </text:p>
      <text:p text:style-name="P2">fecha_hora_fin datetime not null,</text:p>
      <text:p text:style-name="P2">dni_jugador_1 varchar(8) not null, </text:p>
      <text:p text:style-name="P2">dni_jugador_2 varchar(8) not null, </text:p>
      <text:p text:style-name="P2">ganador varchar(8),</text:p>
      <text:p text:style-name="P2">constraint fk_jugador_1 foreign key (dni_jugador_1) references Usuario(dni) on delete cascade on update cascade, </text:p>
      <text:p text:style-name="P2">constraint fk_jugador_2 foreign key (dni_jugador_2) references Usuario(dni) on delete cascade on update cascade);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--</text:p>
      <text:p text:style-name="P2">-- TABLA DE CELDAS</text:p>
      <text:p text:style-name="P2">--</text:p>
      <text:p text:style-name="P2">CREATE TABLE Celda </text:p>
      <text:p text:style-name="P2">(fila integer not null,</text:p>
      <text:p text:style-name="P2">columna integer not null,</text:p>
      <text:p text:style-name="P2">constraint pri primary key(fila,columna));</text:p>
      <text:p text:style-name="P2"/>
      <text:p text:style-name="P2">--</text:p>
      <text:p text:style-name="P2">-- TABLA DE RELACION TIENE</text:p>
      <text:p text:style-name="P2">--</text:p>
      <text:p text:style-name="P2">CREATE TABLE Tiene </text:p>
      <text:p text:style-name="P2">(codigo_partida integer not null, </text:p>
      <text:p text:style-name="P2">orden integer not null, </text:p>
      <text:p text:style-name="P2">fila integer not null,</text:p>
      <text:p text:style-name="P2">columna integer not null,</text:p>
      <text:p text:style-name="P2">constraint kprimary primary key (codigo_partida,fila,columna),</text:p>
      <text:p text:style-name="P2">constraint fk_par foreign key (codigo_partida) references Partida(codigo_partida) on delete cascade on update cascade,</text:p>
      <text:p text:style-name="P2">constraint fk_fil foreign key (fila,columna) references Celda(fila,columna) on delete cascade on update cascade);</text:p>
      <text:p text:style-name="P2">--</text:p>
      <text:p text:style-name="P2">-- TABLA DE AUDITORIA DE LA BASE DE DATOS</text:p>
      <text:p text:style-name="P2">--</text:p>
      <text:p text:style-name="P2">CREATE TABLE baja_usuarios</text:p>
      <text:p text:style-name="P2">(id integer not null primary key auto_increment,</text:p>
      <text:p text:style-name="P2">dni varchar(8),</text:p>
      <text:p text:style-name="P2">nombre varchar(30) not null,</text:p>
      <text:p text:style-name="P2">apellido varchar(30) not null,</text:p>
      <text:p text:style-name="P2">user_db varchar(30) not null,</text:p>
      <text:p text:style-name="P2">fecha date not null)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Ubuntu Medium" svg:font-family="'Ubuntu Medium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6T22:06:20.447451131</meta:creation-date>
    <dc:date>2015-05-26T22:11:48.035125524</dc:date>
    <meta:editing-duration>P0D</meta:editing-duration>
    <meta:editing-cycles>1</meta:editing-cycles>
    <meta:document-statistic meta:table-count="0" meta:image-count="0" meta:object-count="0" meta:page-count="2" meta:paragraph-count="54" meta:word-count="225" meta:character-count="1616" meta:non-whitespace-character-count="1434"/>
    <meta:generator>LibreOffice/4.2.8.2$Linux_x86 LibreOffice_project/420m0$Build-2</meta:generator>
  </office:meta>
</office:document-meta>
</file>